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3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4" style:parent-style-name="Normal" style:family="paragraph">
      <style:paragraph-properties fo:margin-bottom="0in" fo:line-height="100%"/>
    </style:style>
    <style:style style:name="T5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6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9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0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5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6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9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22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23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26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27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28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31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32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33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35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36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39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40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41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42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43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44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45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46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47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48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49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52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53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54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57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58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59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60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63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64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65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66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67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68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69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70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71" style:parent-style-name="Normal" style:family="paragraph">
      <style:paragraph-properties fo:margin-bottom="0in" fo:line-height="100%"/>
    </style:style>
    <style:style style:name="T72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73" style:parent-style-name="DefaultParagraphFont" style:family="text">
      <style:text-properties style:font-name="inherit" style:font-name-asian="Times New Roman" fo:color="#4472C4" fo:font-size="12pt" style:font-size-asian="12pt" style:font-size-complex="12pt"/>
    </style:style>
    <style:style style:name="T74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75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76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77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80" style:parent-style-name="DefaultParagraphFont" style:family="text">
      <style:text-properties style:font-name="inherit" style:font-name-asian="Times New Roman" fo:color="#4472C4" fo:font-size="12pt" style:font-size-asian="12pt" style:font-size-complex="12pt"/>
    </style:style>
    <style:style style:name="T81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82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83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84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85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86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89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90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91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92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93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94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95" style:parent-style-name="Normal" style:family="paragraph">
      <style:paragraph-properties fo:margin-bottom="0in" fo:line-height="100%"/>
    </style:style>
    <style:style style:name="T96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97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98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99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00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01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102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03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04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05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106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07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08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11" style:parent-style-name="DefaultParagraphFont" style:family="text">
      <style:text-properties style:font-name="inherit" style:font-name-asian="Times New Roman" fo:color="#4472C4" fo:font-size="12pt" style:font-size-asian="12pt" style:font-size-complex="12pt"/>
    </style:style>
    <style:style style:name="T112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13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114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17" style:parent-style-name="DefaultParagraphFont" style:family="text">
      <style:text-properties style:font-name="inherit" style:font-name-asian="Times New Roman" fo:color="#4472C4" fo:font-size="12pt" style:font-size-asian="12pt" style:font-size-complex="12pt"/>
    </style:style>
    <style:style style:name="T118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19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20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121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122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123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26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27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28" style:parent-style-name="Normal" style:family="paragraph">
      <style:paragraph-properties fo:margin-bottom="0in" fo:line-height="100%"/>
    </style:style>
    <style:style style:name="T129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30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31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32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133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36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37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38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39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42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43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44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145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48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49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150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51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152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55" style:parent-style-name="DefaultParagraphFont" style:family="text">
      <style:text-properties style:font-name="inherit" style:font-name-asian="Times New Roman" fo:color="#4472C4" fo:font-size="12pt" style:font-size-asian="12pt" style:font-size-complex="12pt"/>
    </style:style>
    <style:style style:name="T156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57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158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159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160" style:parent-style-name="Normal" style:family="paragraph">
      <style:paragraph-properties fo:margin-bottom="0in" fo:line-height="100%"/>
    </style:style>
    <style:style style:name="T161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62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63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64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65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66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67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70" style:parent-style-name="DefaultParagraphFont" style:family="text">
      <style:text-properties style:font-name="inherit" style:font-name-asian="Times New Roman" fo:color="#4472C4" fo:font-size="12pt" style:font-size-asian="12pt" style:font-size-complex="12pt"/>
    </style:style>
    <style:style style:name="T171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72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173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74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175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176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177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78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81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82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83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184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85" style:parent-style-name="Normal" style:family="paragraph">
      <style:paragraph-properties fo:margin-bottom="0in" fo:line-height="100%"/>
    </style:style>
    <style:style style:name="T186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87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88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89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90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91" style:parent-style-name="Normal" style:family="paragraph">
      <style:paragraph-properties fo:margin-bottom="0in" fo:line-height="100%"/>
    </style:style>
    <style:style style:name="T192" style:parent-style-name="DefaultParagraphFont" style:family="text">
      <style:text-properties style:font-name="inherit" style:font-name-asian="Times New Roman" fo:color="#3333FF" fo:font-size="12pt" style:font-size-asian="12pt" style:font-size-complex="12pt"/>
    </style:style>
    <style:style style:name="T193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94" style:parent-style-name="Normal" style:family="paragraph">
      <style:paragraph-properties fo:margin-bottom="0in" fo:line-height="100%"/>
    </style:style>
    <style:style style:name="T195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196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197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198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199" style:parent-style-name="Normal" style:family="paragraph">
      <style:paragraph-properties fo:margin-bottom="0in" fo:line-height="100%"/>
    </style:style>
    <style:style style:name="T200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201" style:parent-style-name="DefaultParagraphFont" style:family="text">
      <style:text-properties style:font-name="inherit" style:font-name-asian="Times New Roman" fo:color="#4472C4" fo:font-size="12pt" style:font-size-asian="12pt" style:font-size-complex="12pt"/>
    </style:style>
    <style:style style:name="T202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203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204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205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06" style:parent-style-name="Normal" style:family="paragraph">
      <style:paragraph-properties fo:margin-bottom="0in" fo:line-height="100%"/>
    </style:style>
    <style:style style:name="T207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T208" style:parent-style-name="DefaultParagraphFont" style:family="text">
      <style:text-properties style:font-name="inherit" style:font-name-asian="Times New Roman" fo:color="#70AD47" fo:font-size="12pt" style:font-size-asian="12pt" style:font-size-complex="12pt"/>
    </style:style>
    <style:style style:name="T209" style:parent-style-name="DefaultParagraphFont" style:family="text">
      <style:text-properties style:font-name="inherit" style:font-name-asian="Times New Roman" fo:font-size="12pt" style:font-size-asian="12pt" style:font-size-complex="12pt"/>
    </style:style>
    <style:style style:name="P210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11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12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13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14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15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16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17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18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19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20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21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  <style:style style:name="P222" style:parent-style-name="Normal" style:family="paragraph">
      <style:paragraph-properties fo:margin-bottom="0in" fo:line-height="100%"/>
      <style:text-properties style:font-name="inherit" style:font-name-asian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pragma solidity<text:s/></text:span><text:span text:style-name="T3">&gt;=0.4.0 &lt;0.7.0;</text:span></text:p>
      <text:p text:style-name="P4"><text:span text:style-name="T5">contract</text:span><text:span text:style-name="T6"><text:s/>RewardContract {</text:span></text:p>
      <text:p text:style-name="P7"><text:span text:style-name="T8">   <text:s/></text:span><text:span text:style-name="T9">address public<text:s/></text:span><text:span text:style-name="T10">minter;</text:span></text:p>
      <text:p text:style-name="P11"><text:span text:style-name="T12">    </text:span></text:p>
      <text:p text:style-name="P13"><text:span text:style-name="T14">   <text:s/></text:span><text:span text:style-name="T15">mapping (address =&gt; uint) public<text:s/></text:span><text:span text:style-name="T16">employeeBalance;</text:span></text:p>
      <text:p text:style-name="P17"><text:span text:style-name="T18">    mapping (uint =&gt; uint) public</text:span><text:span text:style-name="T19"><text:s/>partnerBalance;</text:span></text:p>
      <text:p text:style-name="P20"><text:span text:style-name="T21">   <text:s/></text:span><text:span text:style-name="T22">address[]<text:s/></text:span><text:span text:style-name="T23">employees;</text:span></text:p>
      <text:p text:style-name="P24"><text:span text:style-name="T25">   <text:s/></text:span><text:span text:style-name="T26">uint[]<text:s/></text:span><text:span text:style-name="T27">partners;</text:span></text:p>
      <text:p text:style-name="P28">    </text:p>
      <text:p text:style-name="P29"><text:span text:style-name="T30">   </text:span><text:span text:style-name="T31"><text:s/>uint<text:s/></text:span><text:span text:style-name="T32">rewards;</text:span></text:p>
      <text:p text:style-name="P33">    </text:p>
      <text:p text:style-name="P34">    //The constructor code is only executed when the contract</text:p>
      <text:p text:style-name="P35">    //is created</text:p>
      <text:p text:style-name="P36">    </text:p>
      <text:p text:style-name="P37"><text:span text:style-name="T38">   <text:s/></text:span><text:span text:style-name="T39">event</text:span><text:span text:style-name="T40"><text:s/>LogRewards(</text:span><text:span text:style-name="T41">address indexed<text:s/></text:span><text:span text:style-name="T42">minter</text:span><text:span text:style-name="T43">, uint indexed<text:s/></text:span><text:span text:style-name="T44">rewards,<text:s/></text:span><text:span text:style-name="T45">uint indexed<text:s/></text:span><text:span text:style-name="T46">accessTime,<text:s/></text:span><text:span text:style-name="T47">string</text:span><text:span text:style-name="T48"><text:s/>result);</text:span></text:p>
      <text:p text:style-name="P49">    </text:p>
      <text:p text:style-name="P50"><text:span text:style-name="T51">   <text:s/></text:span><text:span text:style-name="T52">constructor() pub</text:span><text:span text:style-name="T53">lic<text:s/></text:span><text:span text:style-name="T54">{</text:span></text:p>
      <text:p text:style-name="P55"><text:span text:style-name="T56">        minter =<text:s/></text:span><text:span text:style-name="T57">msg.sender</text:span><text:span text:style-name="T58">;</text:span></text:p>
      <text:p text:style-name="P59">    }</text:p>
      <text:p text:style-name="P60">    </text:p>
      <text:p text:style-name="P61"><text:span text:style-name="T62">   <text:s/></text:span><text:span text:style-name="T63">function setUpRewards</text:span><text:span text:style-name="T64">(</text:span><text:span text:style-name="T65">uint</text:span><text:span text:style-name="T66"><text:s/></text:span><text:span text:style-name="T67">amount</text:span><text:span text:style-name="T68">)<text:s/></text:span><text:span text:style-name="T69">public</text:span><text:span text:style-name="T70"><text:s/>{</text:span></text:p>
      <text:p text:style-name="P71"><text:span text:style-name="T72">       <text:s/></text:span><text:span text:style-name="T73">require</text:span><text:span text:style-name="T74">(</text:span><text:span text:style-name="T75">msg.sender</text:span><text:span text:style-name="T76"><text:s/>== minter);</text:span></text:p>
      <text:p text:style-name="P77">        //To limit the amount of rewards</text:p>
      <text:p text:style-name="P78"><text:span text:style-name="T79">       <text:s/></text:span><text:span text:style-name="T80">require</text:span><text:span text:style-name="T81">(amount &lt;<text:s/></text:span><text:span text:style-name="T82">10000</text:span><text:span text:style-name="T83">,<text:s/></text:span><text:span text:style-name="T84">"Rewards over the limit."</text:span><text:span text:style-name="T85">);</text:span></text:p>
      <text:p text:style-name="P86">        rewards +=<text:s/>amount;</text:p>
      <text:p text:style-name="P87"><text:span text:style-name="T88">       <text:s/></text:span><text:span text:style-name="T89">emit</text:span><text:span text:style-name="T90"><text:s/>LogRewards(minter, amount, now, <text:s/></text:span><text:span text:style-name="T91">"Succeed!"</text:span><text:span text:style-name="T92">); </text:span></text:p>
      <text:p text:style-name="P93">    }</text:p>
      <text:p text:style-name="P94">    </text:p>
      <text:p text:style-name="P95"><text:span text:style-name="T96">   <text:s/></text:span><text:span text:style-name="T97">function assignRewards</text:span><text:span text:style-name="T98">(</text:span><text:span text:style-name="T99">address</text:span><text:span text:style-name="T100"><text:s/></text:span><text:span text:style-name="T101">employee</text:span><text:span text:style-name="T102">,<text:s/></text:span><text:span text:style-name="T103">uint</text:span><text:span text:style-name="T104"><text:s/></text:span><text:span text:style-name="T105">amount</text:span><text:span text:style-name="T106">)<text:s/></text:span><text:span text:style-name="T107">public<text:s/></text:span><text:span text:style-name="T108">{</text:span></text:p>
      <text:p text:style-name="P109"><text:span text:style-name="T110">       </text:span><text:span text:style-name="T111"><text:s/>require</text:span><text:span text:style-name="T112">(</text:span><text:span text:style-name="T113">msg.sender<text:s/></text:span><text:span text:style-name="T114">== minter);</text:span></text:p>
      <text:p text:style-name="P115"><text:span text:style-name="T116">       <text:s/></text:span><text:span text:style-name="T117">require</text:span><text:span text:style-name="T118">(rewards &lt; amount, "Insufficient Rewards in the<text:s/></text:span><text:span text:style-name="T119">Contract.");</text:span></text:p>
      <text:p text:style-name="P120">        rewards -= amount;</text:p>
      <text:p text:style-name="P121">        employeeBalance[employee] += amount;</text:p>
      <text:p text:style-name="P122">    }</text:p>
      <text:p text:style-name="P123">    </text:p>
      <text:p text:style-name="P124"><text:span text:style-name="T125">   <text:s/></text:span><text:span text:style-name="T126">modifier</text:span><text:span text:style-name="T127"><text:s/>validateUser() {</text:span></text:p>
      <text:p text:style-name="P128"><text:span text:style-name="T129">     <text:s/></text:span><text:span text:style-name="T130">  bool</text:span><text:span text:style-name="T131"><text:s/>found=</text:span><text:span text:style-name="T132">false</text:span><text:span text:style-name="T133">;</text:span></text:p>
      <text:p text:style-name="P134"><text:span text:style-name="T135">       <text:s/></text:span><text:span text:style-name="T136">for</text:span><text:span text:style-name="T137"><text:s/>(</text:span><text:span text:style-name="T138">uint i=0</text:span><text:span text:style-name="T139">;i&lt;employees.length;i++) {</text:span></text:p>
      <text:p text:style-name="P140"><text:span text:style-name="T141">           <text:s/></text:span><text:span text:style-name="T142">if</text:span><text:span text:style-name="T143"><text:s/>(employees[i] ==<text:s/></text:span><text:span text:style-name="T144">msg.sender</text:span><text:span text:style-name="T145">) {</text:span></text:p>
      <text:p text:style-name="P146"><text:span text:style-name="T147">         <text:s/></text:span><text:span text:style-name="T148">      found=</text:span><text:span text:style-name="T149">true</text:span><text:span text:style-name="T150">;</text:span></text:p>
      <text:p text:style-name="P151">            }</text:p>
      <text:p text:style-name="P152">        }</text:p>
      <text:p text:style-name="P153"><text:span text:style-name="T154">       <text:s/></text:span><text:span text:style-name="T155">require</text:span><text:span text:style-name="T156">(found);</text:span></text:p>
      <text:p text:style-name="P157">        _; //Required by the modificer</text:p>
      <text:p text:style-name="P158">    }</text:p>
      <text:soft-page-break/>
      <text:p text:style-name="P159">    </text:p>
      <text:p text:style-name="P160"><text:span text:style-name="T161">   <text:s/></text:span><text:span text:style-name="T162">function spendReward</text:span><text:span text:style-name="T163">(</text:span><text:span text:style-name="T164">uint</text:span><text:span text:style-name="T165"><text:s/>partner,<text:s/></text:span><text:span text:style-name="T166">uint</text:span><text:span text:style-name="T167"><text:s/>amount) validateUser() public {</text:span></text:p>
      <text:p text:style-name="P168"><text:span text:style-name="T169">       <text:s/></text:span><text:span text:style-name="T170">require</text:span><text:span text:style-name="T171">(employeeBalance[</text:span><text:span text:style-name="T172">msg.sender</text:span><text:span text:style-name="T173">] &lt; amount,<text:s/></text:span><text:span text:style-name="T174">"Insuffici</text:span><text:span text:style-name="T175">ent Rewards in the Employee Balanc</text:span><text:span text:style-name="T176">e.”</text:span><text:span text:style-name="T177">);</text:span></text:p>
      <text:p text:style-name="P178">        </text:p>
      <text:p text:style-name="P179"><text:span text:style-name="T180">       <text:s/></text:span><text:span text:style-name="T181">bool</text:span><text:span text:style-name="T182"><text:s/>validPartner=</text:span><text:span text:style-name="T183">false</text:span><text:span text:style-name="T184">;</text:span></text:p>
      <text:p text:style-name="P185"><text:span text:style-name="T186">       <text:s/></text:span><text:span text:style-name="T187">for</text:span><text:span text:style-name="T188"><text:s/>(</text:span><text:span text:style-name="T189">uint i=0</text:span><text:span text:style-name="T190">;i&lt;partners.length;i++) {</text:span></text:p>
      <text:p text:style-name="P191"><text:span text:style-name="T192">            if</text:span><text:span text:style-name="T193"><text:s/>(partners[i] == partner)</text:span></text:p>
      <text:p text:style-name="P194"><text:span text:style-name="T195">                validPartner=</text:span><text:span text:style-name="T196">true</text:span><text:span text:style-name="T197">;</text:span></text:p>
      <text:p text:style-name="P198">        }</text:p>
      <text:p text:style-name="P199"><text:span text:style-name="T200">       <text:s/></text:span><text:span text:style-name="T201">require</text:span><text:span text:style-name="T202">(validPartner,<text:s/></text:span><text:span text:style-name="T203">"Partner does not exists."</text:span><text:span text:style-name="T204">);</text:span></text:p>
      <text:p text:style-name="P205">        </text:p>
      <text:p text:style-name="P206"><text:span text:style-name="T207">        employeeBalance[</text:span><text:span text:style-name="T208">msg.sender</text:span><text:span text:style-name="T209">] -= amount;</text:span></text:p>
      <text:p text:style-name="P210">        partnerBalance[partner] += amount;</text:p>
      <text:p text:style-name="P211">    }</text:p>
      <text:p text:style-name="P212">    </text:p>
      <text:p text:style-name="P213">    //Public function to be triggered by an external Oracle</text:p>
      <text:p text:style-name="P214">    //i.e. The RRHH<text:s/>department can call this function to provide</text:p>
      <text:p text:style-name="P215">    //certain metrics or reached goals by employees and based on that</text:p>
      <text:p text:style-name="P216">    //additional rewards can be computed and assigned.</text:p>
      <text:p text:style-name="P217">    //function setAddionalRewards(address employee, uint indicator) public {</text:p>
      <text:p text:style-name="P218">    //}</text:p>
      <text:p text:style-name="P219"> <text:s/>  </text:p>
      <text:p text:style-name="P220">    </text:p>
      <text:p text:style-name="P221">    </text:p>
      <text:p text:style-name="P222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ani Sundaresan</meta:initial-creator>
    <dc:creator>Janani Sundaresan</dc:creator>
    <meta:creation-date>2019-05-07T13:20:00Z</meta:creation-date>
    <dc:date>2019-05-07T16:00:00Z</dc:date>
    <meta:template xlink:href="Normal.dotm" xlink:type="simple"/>
    <meta:editing-cycles>4</meta:editing-cycles>
    <meta:editing-duration>PT1620S</meta:editing-duration>
    <meta:document-statistic meta:page-count="2" meta:paragraph-count="4" meta:word-count="333" meta:character-count="2231" meta:row-count="15" meta:non-whitespace-character-count="1902"/>
  </office:meta>
</office:document-meta>
</file>